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style:text-position="" style:font-name="Liberation 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ext-properties fo:color="#ff00ff" style:text-position=""/>
    </style:style>
    <style:style style:name="ce14" style:family="table-cell" style:parent-style-name="Default">
      <style:text-properties style:text-position="" style:font-name="Liberation Serif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color="#ff00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font-name="Liberation Sans1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style:text-position="super 58%" fo:font-style="italic" style:font-size-asian="14pt" style:font-style-asian="italic" style:font-size-complex="14pt" style:font-style-complex="italic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7" table:default-cell-style-name="ce9"/>
        <table:table-row table:style-name="ro1">
          <table:table-cell/>
          <table:table-cell table:style-name="ce4" office:value-type="string">
            <text:p>Astronomy Event Time Line</text:p>
          </table:table-cell>
          <table:table-cell table:style-name="ce4"/>
          <table:table-cell/>
        </table:table-row>
        <table:table-row table:style-name="ro1">
          <table:table-cell/>
          <table:table-cell table:style-name="ce15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office:value-type="string">
            <text:p>AJ, 116, 1998; ApJ517, 1999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office:value-type="string">
            <text:p>AJ, 112, 1996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office:value-type="string">
            <text:p>Nature, 355, 147, 1992; ASP Conf, 109, 1996; ApJ, 464, 1996</text:p>
          </table:table-cell>
        </table:table-row>
        <table:table-row table:style-name="ro3">
          <table:table-cell table:style-name="ce3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 table:number-columns-repeated="2"/>
        </table:table-row>
        <table:table-row table:style-name="ro3">
          <table:table-cell table:style-name="ce3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office:value-type="string">
            <text:p>Phy Rev Let, 58, 1987</text:p>
          </table:table-cell>
        </table:table-row>
        <table:table-row table:style-name="ro3">
          <table:table-cell table:style-name="ce3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office:value-type="string">
            <text:p>ApJ, 302, 1986</text:p>
          </table:table-cell>
        </table:table-row>
        <table:table-row table:style-name="ro3">
          <table:table-cell table:style-name="ce3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office:value-type="string">
            <text:p>Phy Rev D, 23, 1981</text:p>
          </table:table-cell>
        </table:table-row>
        <table:table-row table:style-name="ro3">
          <table:table-cell table:style-name="ce3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office:value-type="string">
            <text:p>Nature, 279, 1979</text:p>
          </table:table-cell>
        </table:table-row>
        <table:table-row table:style-name="ro3">
          <table:table-cell table:style-name="ce3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office:value-type="string">
            <text:p>Apj, 225, 1978</text:p>
          </table:table-cell>
        </table:table-row>
        <table:table-row table:style-name="ro3">
          <table:table-cell table:style-name="ce3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office:value-type="string">
            <text:p>ApJ, 195, 1075; Nature, 277, 1979</text:p>
          </table:table-cell>
        </table:table-row>
        <table:table-row table:style-name="ro3">
          <table:table-cell table:style-name="ce3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office:value-type="string">
            <text:p>ApJ, 182, 1973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office:value-type="string">
            <text:p>Nature, 235, 37, 1972 cf Bolton, Nature, 240, 124, 1972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office:value-type="string">
            <text:p>Icarus, 17, 1972</text:p>
          </table:table-cell>
        </table:table-row>
        <table:table-row table:style-name="ro3">
          <table:table-cell table:style-name="ce3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office:value-type="string">
            <text:p>Phy Rev Let, 20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office:value-type="string">
            <text:p>Nature, 217, 1968; Nature, 218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 table:number-columns-repeated="2"/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19" office:value-type="string">
            <text:p>Radio Astronomy, 1966, McGraw-Hill AJB 66.11.28</text:p>
          </table:table-cell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office:value-type="string">
            <text:p>ApJ, 142, 1965</text:p>
          </table:table-cell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office:value-type="string">
            <text:p>ApJ 142, 399, 1965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 table:number-columns-repeated="2"/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office:value-type="string">
            <text:p>Nature, 200, 11/20/1963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office:value-type="string">
            <text:p>Nature, 197, 1963</text:p>
          </table:table-cell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office:value-type="string">
            <text:p>Phys Rev Let, 9, 1962</text:p>
          </table:table-cell>
        </table:table-row>
        <table:table-row table:style-name="ro3">
          <table:table-cell table:style-name="ce3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office:value-type="string">
            <text:p>Jet Propulsion, 28, 1958</text:p>
          </table:table-cell>
        </table:table-row>
        <table:table-row table:style-name="ro3">
          <table:table-cell table:style-name="ce3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 table:number-columns-repeated="2"/>
        </table:table-row>
        <table:table-row table:style-name="ro3">
          <table:table-cell table:style-name="ce3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office:value-type="string">
            <text:p>Rev Mod Phys, 29, ?? 1957</text:p>
          </table:table-cell>
        </table:table-row>
        <table:table-row table:style-name="ro3">
          <table:table-cell table:style-name="ce3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20" office:value-type="date" office:date-value="1956-08-16">
            <text:p>08/16/56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office:value-type="string">
            <text:p>ApJ Supp. 1, 121 1954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office:value-type="string">
            <text:p>Bull Astron Inst Netherlands, 12, May 14 1954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office:value-type="string">
            <text:p>Trans IAU, 8, , 1952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office:value-type="string">
            <text:p>ApJ, 57,, 1952</text:p>
          </table:table-cell>
        </table:table-row>
        <table:table-row table:style-name="ro3">
          <table:table-cell table:style-name="ce3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office:value-type="string">
            <text:p>1951, Nature, 168, 356;</text:p>
          </table:table-cell>
        </table:table-row>
        <table:table-row table:style-name="ro3">
          <table:table-cell table:style-name="ce3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office:value-type="string">
            <text:p>ApJ. 115, 326, 1952 &amp; Opik, Proc Royal Irish Acad 54, 49, 1951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office:value-type="string">
            <text:p>Bull Astron Inst Netherlands, 11, , Jan 13, 1950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office:value-type="string">
            <text:p>ApJ, 111, , 1050</text:p>
          </table:table-cell>
        </table:table-row>
        <table:table-row table:style-name="ro3">
          <table:table-cell table:style-name="ce3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office:value-type="string">
            <text:p>Phys Rev, 18, 1025, 1951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 table:number-columns-repeated="2"/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office:value-type="string">
            <text:p>Mon Not RAS, 108, 1948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45-01-01">
            <text:p>1945-01-01</text:p>
          </table:table-cell>
          <table:table-cell table:style-name="ce16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office:value-type="string">
            <text:p>Nederlands tijdschrift voor natuurkunde, 11, 1945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 table:number-columns-repeated="2"/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office:value-type="string">
            <text:p>ApJ, 100, , 1944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office:value-type="string">
            <text:p>ApJ, 100, , Nov 1944</text:p>
          </table:table-cell>
        </table:table-row>
        <table:table-row table:style-name="ro3">
          <table:table-cell table:style-name="ce3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 table:number-columns-repeated="2"/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19" office:value-type="string">
            <text:p>An Introduction to the Study of Stellar Structure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office:value-type="string">
            <text:p>Phys Rev, 56, 1939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office:value-type="string">
            <text:p>Phys Rev, 55, 434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office:value-type="string">
            <text:p>Physikalische Zeitschrift 39, 633,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office:value-type="string">
            <text:p>Phys Rev 54, 248, 1938</text:p>
          </table:table-cell>
        </table:table-row>
        <table:table-row table:style-name="ro3">
          <table:table-cell table:style-name="ce3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office:value-type="string">
            <text:p>Helvetica Physica Acta, 6, 110, 1933; Apj, 86, 1937</text:p>
          </table:table-cell>
        </table:table-row>
        <table:table-row table:style-name="ro3">
          <table:table-cell table:style-name="ce3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19" office:value-type="string">
            <text:p>The Realm of the Nebulae</text:p>
          </table:table-cell>
        </table:table-row>
        <table:table-row table:style-name="ro3">
          <table:table-cell table:style-name="ce3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table:style-name="Default" office:value-type="string">
            <text:p>1933, Proc. IRE, 21, 1387; 1933, Nature, 132, 66</text:p>
          </table:table-cell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office:value-type="string">
            <text:p>Proc. Nat. Acad. Sci., 20, 1934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office:value-type="string">
            <text:p>Mon Not RAS, 91, 1931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office:value-type="string">
            <text:p>ApJ, ??, 81, 1931, ApJ, ??, </text:p>
          </table:table-cell>
        </table:table-row>
        <table:table-row table:style-name="ro3">
          <table:table-cell table:style-name="ce3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office:value-type="string">
            <text:p>Lowell Obs Observation Circular, March 13 1930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19" office:value-type="string">
            <text:p>Star Clusters, Harvard Obs Monograph 2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office:value-type="string">
            <text:p>Publications de l'Observatoire astronomique de l'Universit<text:span text:style-name="T7">é</text:span> de Tartu, v30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office:value-type="string">
            <text:p>Proc. Nat. Acad. Sci., 15, 1929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19" office:value-type="string">
            <text:p>The Internal Constitution of Stars, Cambridge Univ Press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office:value-type="string">
            <text:p>Mon Not RAS, v 84, 1924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table:style-name="ce17" office:value-type="string">
            <text:p>Payne predicts that Hydrogen is the most abundant element</text:p>
          </table:table-cell>
          <table:table-cell/>
          <table:table-cell table:style-name="ce19" office:value-type="string">
            <text:p>Stellar Atmospheres, Harvard Obs Monograph 1</text:p>
          </table:table-cell>
        </table:table-row>
        <table:table-row table:style-name="ro3">
          <table:table-cell table:style-name="ce3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office:value-type="string">
            <text:p>Pub AAS, 5, 1925</text:p>
          </table:table-cell>
        </table:table-row>
        <table:table-row table:style-name="ro3">
          <table:table-cell table:style-name="ce3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office:value-type="string">
            <text:p>Phil Trans Roy Soc London, 220, 1920</text:p>
          </table:table-cell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 table:number-columns-repeated="2"/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office:value-type="string">
            <text:p>ApJ, 49, , June 1919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office:value-type="string">
            <text:p>Mon Not RAS, 78, Nov 1917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office:value-type="string">
            <text:p>Sitz Preu Akad Wiss Berlin 1917</text:p>
          </table:table-cell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office:value-type="string">
            <text:p>Mon Not RAS, 77, 1916</text:p>
          </table:table-cell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office:value-type="string">
            <text:p>PASP, 26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office:value-type="string">
            <text:p>Pop Astro, v22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 table:number-columns-repeated="2"/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office:value-type="string">
            <text:p>Harvard College Obs Circ., No 173 March 3, 1912</text:p>
          </table:table-cell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office:value-type="string">
            <text:p>Phys Zeitschrift, 13, 1912</text:p>
          </table:table-cell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 table:number-columns-repeated="2"/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office:value-type="string">
            <text:p>ApJ, 25, , 1907</text:p>
          </table:table-cell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 table:number-columns-repeated="2"/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office:value-type="string">
            <text:p>Annalen der Physik, 17, 891, 1905</text:p>
          </table:table-cell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office:value-type="string">
            <text:p>Annalen der Physik, 17, ??, 1905</text:p>
          </table:table-cell>
        </table:table-row>
        <table:table-row table:style-name="ro3">
          <table:table-cell table:style-name="ce3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office:value-type="string">
            <text:p>Annals Astro Obs Harvard Col, 28, part 11, 1901</text:p>
          </table:table-cell>
        </table:table-row>
        <table:table-row table:style-name="ro3" table:number-rows-repeated="193">
          <table:table-cell table:style-name="Default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2">
          <table:table-cell table:style-name="ce3"/>
          <table:table-cell table:style-name="ce18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 table:number-rows-repeated="104827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4"/>
          <table:table-cell table:style-name="ce27" office:value-type="string">
            <text:p>Astronomy Event Time Line</text:p>
          </table:table-cell>
          <table:table-cell table:style-name="ce27"/>
          <table:table-cell table:style-name="ce30"/>
        </table:table-row>
        <table:table-row table:style-name="ro1">
          <table:table-cell table:style-name="ce24"/>
          <table:table-cell table:style-name="ce28" office:value-type="string">
            <text:p><text:span text:style-name="T3">19</text:span><text:span text:style-name="T4">th</text:span><text:span text:style-name="T3"> Century</text:span></text:p>
          </table:table-cell>
          <table:table-cell table:style-name="ce27"/>
          <table:table-cell table:style-name="ce30"/>
        </table:table-row>
        <table:table-row table:style-name="ro2">
          <table:table-cell table:style-name="ce25" office:value-type="string">
            <text:p>Dat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Keywords</text:p>
          </table:table-cell>
          <table:table-cell table:style-name="ce31" office:value-type="string">
            <text:p>References</text:p>
          </table:table-cell>
        </table:table-row>
        <table:table-row table:style-name="ro3">
          <table:table-cell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3">
          <table:table-cell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3">
          <table:table-cell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3">
          <table:table-cell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32" office:value-type="string">
            <text:p>Researches on the Solar Spectrum and the Spectra of the Chemical Elements.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3">
          <table:table-cell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3">
          <table:table-cell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3">
          <table:table-cell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3">
          <table:table-cell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3">
          <table:table-cell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3">
          <table:table-cell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32" office:value-type="string">
            <text:p>Results of the Observations of a New Star</text:p>
          </table:table-cell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1" table:number-rows-repeated="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8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3" office:value-type="string">
            <text:p>A Synopsis of the Astronomy of Comets</text:p>
          </table:table-cell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7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4">
          <table:table-cell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4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4" table:number-rows-repeated="9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database-ranges>
        <table:database-range table:name="__Anonymous_Sheet_DB__0" table:target-range-address="'20th Century'.A4:'20th Century'.D100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</number:date-style>
    <number:date-style style:name="N5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8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2-04-23T18:14:12</dc:date>
    <dc:creator>Jim Fowler</dc:creator>
    <meta:editing-duration>P19DT3M56S</meta:editing-duration>
    <meta:editing-cycles>35</meta:editing-cycles>
    <meta:generator>LibreOffice/3.4$Linux LibreOffice_project/340m1$Build-402</meta:generator>
    <meta:document-statistic meta:table-count="5" meta:cell-count="8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